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entaur" svg:font-family="Centau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aur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aur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5.789cm" svg:height="3.887cm" svg:x="10.485cm" svg:y="12.239cm">
          <text:p text:style-name="P1"><text:span text:style-name="T1">Annun’waith</text:span></text:p>
          <text:p text:style-name="P1"><text:span text:style-name="T2">Lemba’waith to land upon Annunto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7.366cm" svg:height="2.068cm" svg:x="12.192cm" svg:y="0.254cm">
          <text:p text:style-name="P1"><text:span text:style-name="T1">Far Ul</text:span></text:p>
          <text:p text:style-name="P1"><text:span text:style-name="T2">The First Be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5.243cm" svg:height="4.352cm" svg:x="0.983cm" svg:y="3.933cm">
          <text:p text:style-name="P1"><text:span text:style-name="T1">Loss’kelvar</text:span></text:p>
          <text:p text:style-name="P1"><text:span text:style-name="T2">Nalanat to live upon the mainland of Numen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4.833cm" svg:height="4.817cm" svg:x="25.864cm" svg:y="3.933cm">
          <text:p text:style-name="P4"><text:span text:style-name="T1">Okemenel</text:span></text:p>
          <text:p text:style-name="P1"><text:span text:style-name="T2">Nalanat to find refuge in the trees of Annuntol, and to grow gia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" draw:text-style-name="P2" draw:layer="layout" svg:width="4.833cm" svg:height="2.998cm" svg:x="7.354cm" svg:y="3.933cm">
          <text:p text:style-name="P1"><text:span text:style-name="T1">Onear</text:span></text:p>
          <text:p text:style-name="P1"><text:span text:style-name="T2">Migrated first to the waters of Numen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2" draw:layer="layout" svg:width="4.833cm" svg:height="4.352cm" svg:x="7.354cm" svg:y="7.835cm">
          <text:p text:style-name="P1"><text:span text:style-name="T1">Annonear</text:span></text:p>
          <text:p text:style-name="P1"><text:span text:style-name="T2">Followers of Habbakuk; left for <text:s/>Eanu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2" draw:layer="layout" svg:width="4.833cm" svg:height="4.352cm" svg:x="12.983cm" svg:y="8.077cm">
          <text:p text:style-name="P1"><text:span text:style-name="T1">Waith Vedea</text:span></text:p>
          <text:p text:style-name="P1"><text:span text:style-name="T2">Naa’waith that do not leave Naa’yam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" draw:text-style-name="P2" draw:layer="layout" svg:width="4.833cm" svg:height="3cm" svg:x="16.401cm" svg:y="3.859cm">
          <text:p text:style-name="P1"><text:span text:style-name="T1">Waith</text:span></text:p>
          <text:p text:style-name="P1"><text:span text:style-name="T2">Those of the Nalanat to remain in Naa’yam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4" draw:style-name="gr3" draw:text-style-name="P2" draw:layer="layout" svg:width="1.173cm" svg:height="8.328cm" draw:transform="rotate (-1.5707963267949) translate (22.982cm 7.002cm)">
          <text:p text:style-name="P1"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5" draw:style-name="gr1" draw:text-style-name="P2" draw:layer="layout" svg:width="5.789cm" svg:height="4.352cm" svg:x="19.911cm" svg:y="8.005cm">
          <text:p text:style-name="P1"><text:span text:style-name="T1">Lemba’waith</text:span></text:p>
          <text:p text:style-name="P1"><text:span text:style-name="T2">Naa’waith to leave Naa’yamen with the advancement of ship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" draw:text-style-name="P2" draw:layer="layout" svg:width="6.12cm" svg:height="4.817cm" svg:x="19.911cm" svg:y="12.401cm">
          <text:p text:style-name="P1"><text:span text:style-name="T1">Numen’waith</text:span></text:p>
          <text:p text:style-name="P1"><text:span text:style-name="T2">Those of the Lemba’waith to land upon the islands of Numend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" draw:text-style-name="P2" draw:layer="layout" svg:width="5.789cm" svg:height="3.887cm" svg:x="27.803cm" svg:y="12.401cm">
          <text:p text:style-name="P1"><text:span text:style-name="T1">Rhun’waith</text:span></text:p>
          <text:p text:style-name="P1"><text:span text:style-name="T2">Lemba’waith to land upon Rhunend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8" draw:style-name="gr3" draw:text-style-name="P2" draw:layer="layout" svg:width="1.173cm" svg:height="18.851cm" draw:transform="rotate (-1.5707963267949) translate (32.232cm 11.065cm)">
          <text:p text:style-name="P1"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19" draw:style-name="gr3" draw:text-style-name="P2" draw:layer="layout" svg:width="1.173cm" svg:height="25.372cm" draw:transform="rotate (-1.5707963267949) translate (28.623cm 2.682cm)">
          <text:p text:style-name="P1"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20" draw:style-name="gr3" draw:text-style-name="P2" draw:layer="layout" svg:width="1.173cm" svg:height="8.395cm" draw:transform="rotate (-1.5707963267949) translate (27.004cm 15.162cm)">
          <text:p text:style-name="P1"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1" draw:style-name="gr1" draw:text-style-name="P2" draw:layer="layout" svg:width="6.12cm" svg:height="3.463cm" svg:x="16.85cm" svg:y="16.098cm">
          <text:p text:style-name="P1"><text:span text:style-name="T1">Forhos</text:span></text:p>
          <text:p text:style-name="P1"><text:span text:style-name="T2">Those of the Lemba’waith to land upon the islands of Numend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" draw:text-style-name="P2" draw:layer="layout" svg:width="6.12cm" svg:height="2.998cm" svg:x="22.806cm" svg:y="16.098cm">
          <text:p text:style-name="P1"><text:span text:style-name="T1">Aluhos</text:span></text:p>
          <text:p text:style-name="P1"><text:span text:style-name="T2">Numen’waith who dwelt upon Dae Ithil and Tol Aty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" draw:text-style-name="P2" draw:layer="layout" svg:width="4.833cm" svg:height="4.817cm" svg:x="2.267cm" svg:y="7.825cm">
          <text:p text:style-name="P1"><text:span text:style-name="T1">Tralonear</text:span></text:p>
          <text:p text:style-name="P1"><text:span text:style-name="T2">Those Onear that chose to embrace their shapeshifting to walk on la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24" draw:style-name="gr3" draw:text-style-name="P2" draw:layer="layout" svg:width="1.173cm" svg:height="5.086cm" draw:transform="rotate (-1.5707963267949) translate (10.485cm 6.83cm)">
          <text:p text:style-name="P1"/>
          <draw:enhanced-geometry draw:mirror-horizontal="false" draw:mirror-vertical="false" draw:text-areas="?f13 ?f14 ?f17 ?f15" svg:viewBox="0 0 0 0" draw:type="ooxml-leftBrace" draw:modifiers="8333 18847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entaur" svg:font-family="Centau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2-16">12/1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olan Roth</meta:initial-creator>
    <meta:editing-cycles>9</meta:editing-cycles>
    <meta:creation-date>2017-08-06T23:21:53</meta:creation-date>
    <dc:date>2018-12-16T17:23:56.792788846</dc:date>
    <meta:editing-duration>PT12H13M20S</meta:editing-duration>
    <meta:generator>LibreOffice/6.0.6.2$Linux_X86_64 LibreOffice_project/00m0$Build-2</meta:generator>
    <meta:document-statistic meta:object-count="4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